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Replace big if else statements with switch and enum.</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Instead of running for loops everywhere, make hash map from IDs or something.</text:p>
      <text:p text:style-name="Standard"/>
      <text:p text:style-name="Standard"><text:span text:style-name="T3">TODO</text:span></text:p>
      <text:p text:style-name="Standard">-Add “print” instruction.</text:p>
      <text:p text:style-name="Standard">-Print ascii shrek.</text:p>
      <text:p text:style-name="Standard">-Add string variable input to “run” instruction.</text:p>
      <text:p text:style-name="Standard">-Add new instructions to the documentation.</text:p>
      <text:p text:style-name="Standard">-Drawing primitives.</text:p>
      <text:p text:style-name="Standard">-EditableText update.</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
      <text:p text:style-name="Standard">-<text:span text:style-name="T4">MILESTONE</text:span>: ImpostorOS.</text:p>
      <text:p text:style-name="Standard"/>
      <text:p text:style-name="Standard">-Camera tabs - use camera pinning and "bring_forward" function.</text:p>
      <text:p text:style-name="Standard">-Editor Window 2.0 - minimalistic, with tabs, based on window templates.</text:p>
      <text:p text:style-name="Standard">-Saving and loading layers as projects (set of layers).</text:p>
      <text:p text:style-name="Standard">-LayerManagerWindow / Project tree.</text:p>
      <text:p text:style-name="Standard">-Load fonts from script.</text:p>
      <text:p text:style-name="Standard">-Use translateToAllegroKey.</text:p>
      <text:p text:style-name="Standard">-Remove ancestor::createButton method.</text:p>
      <text:p text:style-name="Standard">-Add<text:s/>logging system with filters and colors.</text:p>
      <text:p text:style-name="Standard">-Go through every module and ask the question: can events modify everything?<text: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soft-page-break/>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update: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text:s/><text:soft-page-break/>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text:s/><text:soft-page-break/>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text:s/><text:soft-page-break/>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p text:style-name="P75">-dodawanie npc do lokacji</text:p>
      <text:soft-page-break/>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10-25T21:47:00Z</dc:date>
    <meta:template xlink:href="Normal.dotm" xlink:type="simple"/>
    <meta:editing-cycles>714</meta:editing-cycles>
    <meta:editing-duration>PT1307520S</meta:editing-duration>
    <meta:document-statistic meta:page-count="6" meta:paragraph-count="23" meta:word-count="1755" meta:character-count="11738" meta:row-count="83" meta:non-whitespace-character-count="10006"/>
  </office:meta>
</office:document-meta>
</file>